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f714" officeooo:paragraph-rsid="001bf7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e324f"/>
    </style:style>
    <style:style style:name="P8" style:family="paragraph" style:parent-style-name="Standard">
      <style:paragraph-properties fo:text-align="start" style:justify-single-word="false"/>
      <style:text-properties officeooo:paragraph-rsid="001fe6b6"/>
    </style:style>
    <style:style style:name="P9" style:family="paragraph" style:parent-style-name="Standard">
      <style:paragraph-properties fo:text-align="start" style:justify-single-word="false"/>
      <style:text-properties officeooo:paragraph-rsid="00241d14"/>
    </style:style>
    <style:style style:name="P10" style:family="paragraph" style:parent-style-name="Standard">
      <style:paragraph-properties fo:text-align="start" style:justify-single-word="false"/>
      <style:text-properties officeooo:paragraph-rsid="001bf714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bold" officeooo:rsid="001bf714" officeooo:paragraph-rsid="0023511c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bold" officeooo:rsid="00241d14" officeooo:paragraph-rsid="00241d14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29fc2e" officeooo:paragraph-rsid="0029fc2e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1a4aab" officeooo:paragraph-rsid="001a4aab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1bf714" officeooo:paragraph-rsid="001bf714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23b6f4" officeooo:paragraph-rsid="00241d14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241d14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23511c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41d14" officeooo:paragraph-rsid="00241d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3511c" style:font-weight-asian="normal" style:font-weight-complex="normal"/>
    </style:style>
    <style:style style:name="T5" style:family="text">
      <style:text-properties fo:font-weight="normal" officeooo:rsid="00241d14" style:font-weight-asian="normal" style:font-weight-complex="normal"/>
    </style:style>
    <style:style style:name="T6" style:family="text">
      <style:text-properties fo:font-weight="normal" officeooo:rsid="0023b6f4" style:font-weight-asian="normal" style:font-weight-complex="normal"/>
    </style:style>
    <style:style style:name="T7" style:family="text">
      <style:text-properties fo:font-weight="normal" officeooo:rsid="0029fc2e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324f" style:font-weight-asian="bold" style:font-weight-complex="bold"/>
    </style:style>
    <style:style style:name="T10" style:family="text">
      <style:text-properties fo:font-weight="bold" officeooo:rsid="001fe6b6" style:font-weight-asian="bold" style:font-weight-complex="bold"/>
    </style:style>
    <style:style style:name="T11" style:family="text">
      <style:text-properties fo:font-weight="bold" officeooo:rsid="0021dd89" style:font-weight-asian="bold" style:font-weight-complex="bold"/>
    </style:style>
    <style:style style:name="T12" style:family="text">
      <style:text-properties fo:font-weight="bold" officeooo:rsid="00222df4" style:font-weight-asian="bold" style:font-weight-complex="bold"/>
    </style:style>
    <style:style style:name="T13" style:family="text">
      <style:text-properties fo:font-weight="bold" officeooo:rsid="001bf714" style:font-weight-asian="bold" style:font-weight-complex="bold"/>
    </style:style>
    <style:style style:name="T14" style:family="text">
      <style:text-properties fo:font-weight="bold" officeooo:rsid="001c7c27" style:font-weight-asian="bold" style:font-weight-complex="bold"/>
    </style:style>
    <style:style style:name="T15" style:family="text">
      <style:text-properties fo:font-weight="bold" officeooo:rsid="0023511c" style:font-weight-asian="bold" style:font-weight-complex="bold"/>
    </style:style>
    <style:style style:name="T16" style:family="text">
      <style:text-properties fo:font-weight="bold" officeooo:rsid="001a4aab" style:font-weight-asian="bold" style:font-weight-complex="bold"/>
    </style:style>
    <style:style style:name="T17" style:family="text">
      <style:text-properties fo:font-weight="bold" officeooo:rsid="00241d14" style:font-weight-asian="bold" style:font-weight-complex="bold"/>
    </style:style>
    <style:style style:name="T18" style:family="text">
      <style:text-properties fo:color="#c9211e" loext:opacity="100%" fo:font-weight="bold" officeooo:rsid="00218354" style:font-weight-asian="bold" style:font-weight-complex="bold"/>
    </style:style>
    <style:style style:name="T19" style:family="text">
      <style:text-properties officeooo:rsid="0023511c"/>
    </style:style>
    <style:style style:name="T20" style:family="text">
      <style:text-properties officeooo:rsid="00241d14"/>
    </style:style>
    <style:style style:name="T21" style:family="text">
      <style:text-properties officeooo:rsid="0024e86e"/>
    </style:style>
    <style:style style:name="T22" style:family="text">
      <style:text-properties officeooo:rsid="0025976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– 1</text:p>
      <text:p text:style-name="P3"/>
      <text:p text:style-name="P6">DUE IN 2 WEEKS </text:p>
      <text:p text:style-name="P2"/>
      <text:p text:style-name="P11">P<text:span text:style-name="T21">referred language is Python.</text:span></text:p>
      <text:p text:style-name="P11"/>
      <text:list xml:id="list3998814955" text:style-name="L1">
        <text:list-item>
          <text:p text:style-name="P12"><text:span text:style-name="T5">W</text:span><text:span text:style-name="T1">rite a program that:</text:span></text:p>
        </text:list-item>
      </text:list>
      <text:list text:style-name="L2">
        <text:list-item>
          <text:list>
            <text:list-item>
              <text:p text:style-name="P20">Gets <text:span text:style-name="T19">the name of a directory as</text:span> <text:span text:style-name="T19">command line argument.</text:span></text:p>
            </text:list-item>
            <text:list-item>
              <text:p text:style-name="P20">List the contents of the directory name given as <text:span text:style-name="T19">argument</text:span>.</text:p>
            </text:list-item>
            <text:list-item>
              <text:p text:style-name="P14"><text:span text:style-name="T1">Insert </text:span><text:span text:style-name="T2">all </text:span><text:span text:style-name="T4">the </text:span><text:span text:style-name="T2">content </text:span><text:span text:style-name="T4">of that directory </text:span><text:span text:style-name="T2">into a list.</text:span></text:p>
            </text:list-item>
            <text:list-item>
              <text:p text:style-name="P21">Dump the list content to a pickle file.</text:p>
            </text:list-item>
          </text:list>
        </text:list-item>
      </text:list>
      <text:list text:continue-list="list3998814955" text:style-name="L1">
        <text:list-header>
          <text:p text:style-name="P13"><text:span text:style-name="T2"/></text:p>
        </text:list-header>
        <text:list-item>
          <text:p text:style-name="P13"><text:span text:style-name="T5">W</text:span><text:span text:style-name="T2">rite a program that reads the pickle file created in previous step, then write it into a csv file.</text:span></text:p>
          <text:p text:style-name="P13"><text:span text:style-name="T2"/></text:p>
        </text:list-item>
        <text:list-item>
          <text:p text:style-name="P15"><text:span text:style-name="T5">W</text:span><text:span text:style-name="T1">rite a </text:span><text:span text:style-name="T3">GTK gui program </text:span><text:span text:style-name="T1"><text:s/></text:span><text:span text:style-name="T3">that reads previously created csv file </text:span><text:span text:style-name="T4">shows the content in a </text:span><text:span text:style-name="T3">combobox.</text:span></text:p>
          <text:list>
            <text:list-item>
              <text:p text:style-name="P19"><text:span text:style-name="T1">Alternatively, you may construct an html page having a combobox described as above. </text:span></text:p>
            </text:list-item>
          </text:list>
          <text:p text:style-name="P15"><text:span text:style-name="T3"/></text:p>
        </text:list-item>
        <text:list-item>
          <text:p text:style-name="P15"><text:span text:style-name="T5">W</text:span><text:span text:style-name="T6">rite a program that takes a picture from the webcam of the computer and save it as png file.</text:span></text:p>
          <text:p text:style-name="P15"><text:span text:style-name="T6"/></text:p>
        </text:list-item>
        <text:list-item>
          <text:p text:style-name="P22">Write a program that records <text:span text:style-name="T22">10</text:span> seconds of sound and save it as wav file.</text:p>
        </text:list-item>
      </text:list>
      <text:p text:style-name="P4"><text:span text:style-name="T1"/></text:p>
      <text:p text:style-name="P7"><text:span text:style-name="T9">You will upload </text:span><text:span text:style-name="T11">a zip </text:span><text:span text:style-name="T12">or tar </text:span><text:span text:style-name="T11">file containing </text:span><text:span text:style-name="T9">the following artifacts <text:s/>:</text:span></text:p>
      <text:list text:style-name="L3">
        <text:list-item>
          <text:p text:style-name="P17"><text:span text:style-name="T20">Five</text:span> python files.</text:p>
        </text:list-item>
        <text:list-item>
          <text:p text:style-name="P17">One pickle file.</text:p>
        </text:list-item>
        <text:list-item>
          <text:p text:style-name="P17">One csv file.</text:p>
        </text:list-item>
        <text:list-item>
          <text:p text:style-name="P18">One png file.</text:p>
        </text:list-item>
        <text:list-item>
          <text:p text:style-name="P18">One wav file.</text:p>
          <text:p text:style-name="P17"/>
        </text:list-item>
      </text:list>
      <text:p text:style-name="P9"><text:span text:style-name="T13">IMPORTANT NOTE</text:span><text:span text:style-name="T17">S</text:span><text:span text:style-name="T13">: </text:span></text:p>
      <text:list text:style-name="L4">
        <text:list-item>
          <text:p text:style-name="P23"><text:span text:style-name="T13">OBEY THE RULES WRITTEN IN</text:span><text:span text:style-name="T16"> </text:span><text:span text:style-name="T13">THE SLIDES:</text:span></text:p>
          <text:list>
            <text:list-item>
              <text:p text:style-name="P24"><text:span text:style-name="T15">s</text:span><text:span text:style-name="T13">elf descriptive code, </text:span></text:p>
            </text:list-item>
            <text:list-item>
              <text:p text:style-name="P16">variables and imports are on top, </text:p>
            </text:list-item>
            <text:list-item>
              <text:p text:style-name="P16">naming conventions, </text:p>
            </text:list-item>
            <text:list-item>
              <text:p text:style-name="P24"><text:span text:style-name="T14">no direct number usage, </text:span><text:span text:style-name="T15">instead, define a constant variable and use that variable everywhere</text:span></text:p>
            </text:list-item>
          </text:list>
        </text:list-item>
        <text:list-item>
          <text:p text:style-name="P25"><text:span text:style-name="T15">I </text:span><text:span text:style-name="T8">may ask you questions from your homework, if you can not answer you will get 0 points for the homework.</text:span></text:p>
        </text:list-item>
      </text:list>
      <text:p text:style-name="P1"/>
      <text:p text:style-name="P10"><text:span text:style-name="T18"/></text:p>
      <text:p text:style-name="P5"><text:s/></text:p>
      <text:p text:style-name="P8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0-04T13:50:27.680412980</dc:date>
    <meta:editing-duration>PT1H25M23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1" meta:paragraph-count="27" meta:word-count="239" meta:character-count="1237" meta:non-whitespace-character-count="1035"/>
  </office:meta>
</office:document-meta>
</file>